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7398in"/>
    </style:style>
    <style:style style:name="co3" style:family="table-column">
      <style:table-column-properties fo:break-before="auto" style:column-width="2.7535in"/>
    </style:style>
    <style:style style:name="co4" style:family="table-column">
      <style:table-column-properties fo:break-before="auto" style:column-width="5.161in"/>
    </style:style>
    <style:style style:name="co5" style:family="table-column">
      <style:table-column-properties fo:break-before="auto" style:column-width="10.2165in"/>
    </style:style>
    <style:style style:name="co6" style:family="table-column">
      <style:table-column-properties fo:break-before="auto" style:column-width="4.26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number-columns-repeated="4" table:default-cell-style-name="Default"/>
        <table:table-row table:style-name="ro2">
          <table:table-cell office:value-type="string">
            <text:p>№</text:p>
          </table:table-cell>
          <table:table-cell office:value-type="string">
            <text:p>Группа вопросов</text:p>
          </table:table-cell>
          <table:table-cell office:value-type="string">
            <text:p>Вопрос</text:p>
          </table:table-cell>
          <table:table-cell office:value-type="string">
            <text:p>Ответ и ссылка на ревизию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Классы анализа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между классами анализа.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Классы проектирования</text:p>
          </table:table-cell>
          <table:table-cell office:value-type="string">
            <text:p>На схеме неоходимо описать интерфейсные функции</text:p>
          </table:table-cell>
          <table:table-cell office:value-type="string">
            <text:p>Функции описал внутри классов</text:p>
          </table:table-cell>
          <table:table-cell table:number-columns-repeated="4"/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Классы кодирования</text:p>
          </table:table-cell>
          <table:table-cell office:value-type="string">
            <text:p>Сгруппировать по принадлежности к классам проектирования</text:p>
          </table:table-cell>
          <table:table-cell office:value-type="string">
            <text:p>Сгруппировал и в схеме указал к какому классу проектирования относится</text:p>
          </table:table-cell>
          <table:table-cell table:number-columns-repeated="4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Классы проектирования</text:p>
          </table:table-cell>
          <table:table-cell office:value-type="string">
            <text:p>В виде схемы и с привязкой к классам анализа</text:p>
          </table:table-cell>
          <table:table-cell office:value-type="string">
            <text:p>Сделал в виде схемы и подписал к какому классу анализа относится</text:p>
          </table:table-cell>
          <table:table-cell table:number-columns-repeated="4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Классы проектирования</text:p>
          </table:table-cell>
          <table:table-cell office:value-type="string">
            <text:p>Необходимо конкретизировать функции из классов анализа, а не копировать из классов кодирования, которых на момент составления этой схемы еще не существует в таком подробном изложении</text:p>
          </table:table-cell>
          <table:table-cell office:value-type="string">
            <text:p>Отредактировал</text:p>
          </table:table-cell>
          <table:table-cell table:number-columns-repeated="4"/>
        </table:table-row>
        <table:table-row table:style-name="ro4">
          <table:table-cell office:value-type="float" office:value="6">
            <text:p>6</text:p>
          </table:table-cell>
          <table:table-cell office:value-type="string">
            <text:p>Классы проектирования</text:p>
          </table:table-cell>
          <table:table-cell office:value-type="string">
            <text:p>Необходима декомпозиция класса анализа а не простое копирование класса анализа с переформулировкой функций другими выражениями</text:p>
          </table:table-cell>
          <table:table-cell office:value-type="string">
            <text:p>Упростил классы анализа</text:p>
          </table:table-cell>
          <table:table-cell table:number-columns-repeated="4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Классы кодирования</text:p>
          </table:table-cell>
          <table:table-cell office:value-type="string">
            <text:p>Всвязи с переработкой по вопросу 6 потребуется декомпозиция классов поектирования</text:p>
          </table:table-cell>
          <table:table-cell office:value-type="string">
            <text:p>Упростил классы проектирования, классы кодирования конкретезируют классы проектирования, классы проектирования конкретезируют классы анализа</text:p>
          </table:table-cell>
          <table:table-cell table:number-columns-repeated="4"/>
        </table:table-row>
        <table:table-row table:style-name="ro4" table:number-rows-repeated="1048567">
          <table:table-cell table:number-columns-repeated="8"/>
        </table:table-row>
        <table:table-row table:style-name="ro4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12/26/2014</text:date>, <text:time>12:48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1H47M40S</meta:editing-duration>
    <meta:editing-cycles>13</meta:editing-cycles>
    <meta:generator>OpenOffice.org/3.3$Win32 OpenOffice.org_project/330m20$Build-9567</meta:generator>
    <dc:date>2014-12-26T12:48:50.28</dc:date>
    <meta:document-statistic meta:table-count="3" meta:cell-count="32" meta:object-count="0"/>
    <meta:user-defined meta:name="Info 1"/>
    <meta:user-defined meta:name="Info 2"/>
    <meta:user-defined meta:name="Info 3"/>
    <meta:user-defined meta:name="Info 4"/>
  </office:meta>
</office:document-meta>
</file>